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</text:p>
      <text:p text:style-name="P1">Uma pessoa é racional se ela age de forma a alcançar o melhor resultado possível dadas as suas limitações de conhecimento do mundo e sua habilidade de atuação. Esse tipo de comportamento autônomo também é esperado das máquinas que agem racionalmente. Nesse caso, o processo de tomada de decisão não precisa parecer em nada com o processo mental humano, mas o resultado deve fazer sentido dentro de uma medida de utilidade esperada da ação. Assista  à videoaula para entender melhor sobre essa forma de construir sistemas inteligent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27:38.637573140</meta:creation-date>
    <dc:date>2022-09-03T12:28:08.575264686</dc:date>
    <meta:editing-duration>PT30S</meta:editing-duration>
    <meta:editing-cycles>1</meta:editing-cycles>
    <meta:document-statistic meta:table-count="0" meta:image-count="0" meta:object-count="0" meta:page-count="1" meta:paragraph-count="2" meta:word-count="88" meta:character-count="538" meta:non-whitespace-character-count="451"/>
    <meta:generator>LibreOffice/7.3.5.2$Linux_X86_64 LibreOffice_project/30$Build-2</meta:generator>
  </office:meta>
</office:document-meta>
</file>